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936" officeooo:paragraph-rsid="0017a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fter completing any coin scan session, the page should redirect to the home page after X secon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13:47:12.868961677</meta:creation-date>
    <meta:generator>LibreOffice/25.8.5.2$Linux_X86_64 LibreOffice_project/580$Build-2</meta:generator>
    <dc:date>2026-04-24T13:48:10.947118991</dc:date>
    <meta:editing-duration>PT58S</meta:editing-duration>
    <meta:editing-cycles>1</meta:editing-cycles>
    <meta:document-statistic meta:table-count="0" meta:image-count="0" meta:object-count="0" meta:page-count="1" meta:paragraph-count="1" meta:word-count="18" meta:character-count="101" meta:non-whitespace-character-count="84"/>
  </office:meta>
</office:document-meta>
</file>